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2 - The Azarinth Sentinel" calcext:value-type="string">
            <text:p>Class 1: 462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7 - Kin of Ash" calcext:value-type="string">
            <text:p>Class 2: 457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8 - The Faen Valkyrie" calcext:value-type="string">
            <text:p>Class 3: 40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39999999996" calcext:value-type="float">
            <text:p>42.7339999999996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0000000007" calcext:value-type="float">
            <text:p>45.2340000000007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2" calcext:value-type="float">
            <text:p>46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3" table:formula="of:=[.D25]+([.C25]-1)*20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7" calcext:value-type="float">
            <text:p>457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5 Sentinel Huntress        x8 " calcext:value-type="string">
            <text:p>3-25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8" calcext:value-type="float">
            <text:p>40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1" calcext:value-type="float">
            <text:p>11</text:p>
          </table:table-cell>
          <table:table-cell table:style-name="ce13" table:formula="of:=[.D45]+([.C45]-1)*20" office:value-type="float" office:value="51" calcext:value-type="float">
            <text:p>5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1 Space Shift              x2 " calcext:value-type="string">
            <text:p>3-11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09" calcext:value-type="float">
            <text:p>2009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9 Deviant of Humanity" calcext:value-type="string">
            <text:p>2-19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67]+([.C67]-1)*20" office:value-type="float" office:value="39" calcext:value-type="float">
            <text:p>39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8 Arcane Magic Resistance" calcext:value-type="string">
            <text:p>3-18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85]+([.C85]-1)*20" office:value-type="float" office:value="58" calcext:value-type="float">
            <text:p>58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2-2  Ash Magic Resistance" calcext:value-type="string">
            <text:p>2-2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9  Heat Resistance" calcext:value-type="string">
            <text:p>3-9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0]+([.C110]-1)*20" office:value-type="float" office:value="49" calcext:value-type="float">
            <text:p>49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9  Soul Magic Resistance" calcext:value-type="string">
            <text:p>2-9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8]+([.C128]-1)*20" office:value-type="float" office:value="29" calcext:value-type="float">
            <text:p>29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2" calcext:value-type="float">
            <text:p>462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7" calcext:value-type="float">
            <text:p>457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8" calcext:value-type="float">
            <text:p>40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5" calcext:value-type="float">
            <text:p>25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1" calcext:value-type="float">
            <text:p>11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2 - The Azarinth Sentinel" calcext:value-type="string">
            <text:p>Class 1: 462 - The Azarinth Sentinel</text:p>
          </table:table-cell>
        </table:table-row>
        <table:table-row table:style-name="ro1">
          <table:table-cell table:formula="of:=[$Calculations.A2]" office:value-type="string" office:string-value="Class 2: 457 - Kin of Ash" calcext:value-type="string">
            <text:p>Class 2: 457 - Kin of Ash</text:p>
          </table:table-cell>
        </table:table-row>
        <table:table-row table:style-name="ro1">
          <table:table-cell table:formula="of:=[$Calculations.A3]" office:value-type="string" office:string-value="Class 3: 408 - The Faen Valkyrie" calcext:value-type="string">
            <text:p>Class 3: 40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5 Sentinel Huntress        x8 " calcext:value-type="string">
            <text:p>3-25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1 Space Shift              x2 " calcext:value-type="string">
            <text:p>3-11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9 Deviant of Humanity" calcext:value-type="string">
            <text:p>2-19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8 Arcane Magic Resistance" calcext:value-type="string">
            <text:p>3-18 Arcane Magic Resistance</text:p>
          </table:table-cell>
        </table:table-row>
        <table:table-row table:style-name="ro1">
          <table:table-cell table:formula="of:=[$Calculations.A86]" office:value-type="string" office:string-value="2-2  Ash Magic Resistance" calcext:value-type="string">
            <text:p>2-2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9  Heat Resistance" calcext:value-type="string">
            <text:p>3-9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9  Soul Magic Resistance" calcext:value-type="string">
            <text:p>2-9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01:21:36.385000000</dc:date>
    <meta:generator>LibreOffice/7.0.5.2$Windows_X86_64 LibreOffice_project/64390860c6cd0aca4beafafcfd84613dd9dfb63a</meta:generator>
    <meta:editing-duration>PT17H38M33S</meta:editing-duration>
    <meta:editing-cycles>110</meta:editing-cycles>
    <meta:document-statistic meta:table-count="2" meta:cell-count="1612" meta:object-count="0"/>
    <meta:user-defined meta:name="AppVersion">16.0300</meta:user-defined>
  </office:meta>
</office:document-meta>
</file>